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1.91cm" fo:break-before="auto" style:use-optimal-row-height="true"/>
    </style:style>
    <style:style style:name="ro3" style:family="table-row">
      <style:table-row-properties style:row-height="3.037cm" fo:break-before="auto" style:use-optimal-row-height="true"/>
    </style:style>
    <style:style style:name="ro4" style:family="table-row">
      <style:table-row-properties style:row-height="2.302cm" fo:break-before="auto" style:use-optimal-row-height="true"/>
    </style:style>
    <style:style style:name="ro5" style:family="table-row">
      <style:table-row-properties style:row-height="2.669cm" fo:break-before="auto" style:use-optimal-row-height="true"/>
    </style:style>
    <style:style style:name="ro6" style:family="table-row">
      <style:table-row-properties style:row-height="1.542cm" fo:break-before="auto" style:use-optimal-row-height="true"/>
    </style:style>
    <style:style style:name="ro7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cccc" fo:wrap-option="wrap"/>
      <style:text-properties style:text-underline-style="solid" style:text-underline-width="auto" style:text-underline-color="font-color" fo:hyphenate="true"/>
    </style:style>
    <style:style style:name="ce5" style:family="table-cell" style:parent-style-name="Default">
      <style:table-cell-properties fo:background-color="#00cccc" fo:wrap-option="wrap"/>
      <style:text-properties style:text-underline-style="solid" style:text-underline-width="auto" style:text-underline-color="font-color" fo:font-weight="bold" style:font-weight-asian="bold" style:font-weight-complex="bold"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>
            <text:p>Уровни исследования <text:s text:c="10"/>уровни организации</text:p>
          </table:table-cell>
          <table:table-cell table:style-name="ce4" office:value-type="string">
            <text:p>специалисты по социальным институтам</text:p>
          </table:table-cell>
          <table:table-cell office:value-type="string">
            <text:p>социальные психологи</text:p>
          </table:table-cell>
          <table:table-cell office:value-type="string">
            <text:p>специалисты по инстинктам, влечениям (психогенетики)</text:p>
          </table:table-cell>
          <table:table-cell office:value-type="string">
            <text:p>специалисты по генетотрофии (физиологические генетики)</text:p>
          </table:table-cell>
          <table:table-cell office:value-type="string">
            <text:p>специалисты по химической генетике</text:p>
          </table:table-cell>
          <table:table-cell office:value-type="string">
            <text:p>цитологи</text:p>
          </table:table-cell>
          <table:table-cell office:value-type="string">
            <text:p>специалисты по размножению</text:p>
          </table:table-cell>
          <table:table-cell office:value-type="string">
            <text:p>специалисты по индивидам (генетическим отдельностям)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социальные институты</text:p>
          </table:table-cell>
          <table:table-cell table:style-name="ce5" office:value-type="string">
            <text:p>теория институтов (социальная генетика)</text:p>
          </table:table-cell>
          <table:table-cell office:value-type="string">
            <text:p>Социально-психологические (личностные) институты</text:p>
          </table:table-cell>
          <table:table-cell office:value-type="string">
            <text:p>институты, соответствующие инстинктам</text:p>
          </table:table-cell>
          <table:table-cell office:value-type="string">
            <text:p>институты, соответствующие физиологии</text:p>
          </table:table-cell>
          <table:table-cell office:value-type="string">
            <text:p>институты, соответствующие химической генетике</text:p>
          </table:table-cell>
          <table:table-cell office:value-type="string">
            <text:p>институты, соответствующие цитологии</text:p>
          </table:table-cell>
          <table:table-cell office:value-type="string">
            <text:p>институты размножения</text:p>
          </table:table-cell>
          <table:table-cell office:value-type="string">
            <text:p>институты индивида</text:p>
          </table:table-cell>
          <table:table-cell table:number-columns-repeated="1015"/>
        </table:table-row>
        <table:table-row table:style-name="ro3">
          <table:table-cell office:value-type="string">
            <text:p>индивидуальность, личность</text:p>
          </table:table-cell>
          <table:table-cell table:style-name="ce4" office:value-type="string">
            <text:p>диктуемая социальными институтами индивидуальность</text:p>
          </table:table-cell>
          <table:table-cell table:style-name="ce2" office:value-type="string">
            <text:p>теория личности (индивидуальности)- социально-психологическая генетика</text:p>
          </table:table-cell>
          <table:table-cell office:value-type="string">
            <text:p>инстинктивные индивидуальности</text:p>
          </table:table-cell>
          <table:table-cell office:value-type="string">
            <text:p>физиологические индивидуальности</text:p>
          </table:table-cell>
          <table:table-cell office:value-type="string">
            <text:p>Химико-генетически определенные личности</text:p>
          </table:table-cell>
          <table:table-cell office:value-type="string">
            <text:p>цитологически определенные личности</text:p>
          </table:table-cell>
          <table:table-cell office:value-type="string">
            <text:p>личности, определенные размножением</text:p>
          </table:table-cell>
          <table:table-cell office:value-type="string">
            <text:p>отдельные (индивидные) индивидуальености (личности)</text:p>
          </table:table-cell>
          <table:table-cell table:number-columns-repeated="1015"/>
        </table:table-row>
        <table:table-row table:style-name="ro4">
          <table:table-cell office:value-type="string">
            <text:p>инстинкт</text:p>
          </table:table-cell>
          <table:table-cell table:style-name="ce4" office:value-type="string">
            <text:p>определяемые социальными институтами инстинкты</text:p>
          </table:table-cell>
          <table:table-cell office:value-type="string">
            <text:p>Социально-психологические (личностные) инстинкты</text:p>
          </table:table-cell>
          <table:table-cell table:style-name="ce2" office:value-type="string">
            <text:p>генетическая психология, психологическая генетика)</text:p>
          </table:table-cell>
          <table:table-cell office:value-type="string">
            <text:p>физиологические инстинкты</text:p>
          </table:table-cell>
          <table:table-cell office:value-type="string">
            <text:p>Химико-генетические определенные инстинкты</text:p>
          </table:table-cell>
          <table:table-cell office:value-type="string">
            <text:p>Клеточно-детерминированные инстинкты</text:p>
          </table:table-cell>
          <table:table-cell office:value-type="string">
            <text:p>размноженческие инстинкты</text:p>
          </table:table-cell>
          <table:table-cell office:value-type="string">
            <text:p>индивидные инстинкты</text:p>
          </table:table-cell>
          <table:table-cell table:number-columns-repeated="1015"/>
        </table:table-row>
        <table:table-row table:style-name="ro5">
          <table:table-cell office:value-type="string">
            <text:p>генетотрофия</text:p>
          </table:table-cell>
          <table:table-cell table:style-name="ce4" office:value-type="string">
            <text:p>физиологическая норма</text:p>
          </table:table-cell>
          <table:table-cell office:value-type="string">
            <text:p>Социально-психологические особенности <text:s/>обмена, генетотрофии)</text:p>
          </table:table-cell>
          <table:table-cell office:value-type="string">
            <text:p>инстнктивные особености физиологии (обмена)</text:p>
          </table:table-cell>
          <table:table-cell table:style-name="ce2" office:value-type="string">
            <text:p>физиологическая генетика</text:p>
          </table:table-cell>
          <table:table-cell office:value-type="string">
            <text:p>химико-генетически определенные особенности физиологии</text:p>
          </table:table-cell>
          <table:table-cell office:value-type="string">
            <text:p>цитологически определенные особенности физиологии</text:p>
          </table:table-cell>
          <table:table-cell office:value-type="string">
            <text:p>размноженческие определенные особенности физиологии</text:p>
          </table:table-cell>
          <table:table-cell office:value-type="string">
            <text:p>индивидные особенности физиологии</text:p>
          </table:table-cell>
          <table:table-cell table:number-columns-repeated="1015"/>
        </table:table-row>
        <table:table-row table:style-name="ro4">
          <table:table-cell office:value-type="string">
            <text:p>гены</text:p>
          </table:table-cell>
          <table:table-cell table:style-name="ce4" office:value-type="string">
            <text:p>акцентуированные социальными институтами гены</text:p>
          </table:table-cell>
          <table:table-cell table:style-name="ce4" office:value-type="string">
            <text:p>гены личности, индивидуальности</text:p>
          </table:table-cell>
          <table:table-cell table:style-name="ce4" office:value-type="string">
            <text:p>гены, контролируюшие инстинкты, влечения</text:p>
          </table:table-cell>
          <table:table-cell table:style-name="ce4" office:value-type="string">
            <text:p>гены, контролирующие обмен веществ</text:p>
          </table:table-cell>
          <table:table-cell table:style-name="ce5" office:value-type="string">
            <text:p>химическая генетика</text:p>
          </table:table-cell>
          <table:table-cell table:style-name="ce4" office:value-type="string">
            <text:p>клеточные гены</text:p>
          </table:table-cell>
          <table:table-cell table:style-name="ce4" office:value-type="string">
            <text:p>гены размножения</text:p>
          </table:table-cell>
          <table:table-cell table:style-name="ce4" office:value-type="string">
            <text:p>гены индивида</text:p>
          </table:table-cell>
          <table:table-cell table:number-columns-repeated="1015"/>
        </table:table-row>
        <table:table-row table:style-name="ro2">
          <table:table-cell office:value-type="string">
            <text:p>клетки</text:p>
          </table:table-cell>
          <table:table-cell office:value-type="string">
            <text:p>культивируемые институтами клетки и ткани</text:p>
          </table:table-cell>
          <table:table-cell office:value-type="string">
            <text:p>клетки и ткани, специфичные для личности</text:p>
          </table:table-cell>
          <table:table-cell office:value-type="string">
            <text:p>клетки и ткани, соответствующие инстинктам</text:p>
          </table:table-cell>
          <table:table-cell office:value-type="string">
            <text:p>клетки и ткани, контролирующие обмен</text:p>
          </table:table-cell>
          <table:table-cell office:value-type="string">
            <text:p>генетические клетки (яйцеклетки, <text:s/>и пр)</text:p>
          </table:table-cell>
          <table:table-cell table:style-name="ce2" office:value-type="string">
            <text:p>цитология</text:p>
          </table:table-cell>
          <table:table-cell office:value-type="string">
            <text:p>размножающиеся клетки</text:p>
          </table:table-cell>
          <table:table-cell office:value-type="string">
            <text:p>индивидные клетки</text:p>
          </table:table-cell>
          <table:table-cell table:number-columns-repeated="1015"/>
        </table:table-row>
        <table:table-row table:style-name="ro5">
          <table:table-cell office:value-type="string">
            <text:p>размножение</text:p>
          </table:table-cell>
          <table:table-cell office:value-type="string">
            <text:p>регулируемое институтами размножение</text:p>
          </table:table-cell>
          <table:table-cell office:value-type="string">
            <text:p>размножение личностей</text:p>
          </table:table-cell>
          <table:table-cell office:value-type="string">
            <text:p>инстинктивное размножение</text:p>
          </table:table-cell>
          <table:table-cell office:value-type="string">
            <text:p>физиологические размножение</text:p>
          </table:table-cell>
          <table:table-cell office:value-type="string">
            <text:p>химико-генетически определенные особенности размножения</text:p>
          </table:table-cell>
          <table:table-cell office:value-type="string">
            <text:p>размножение клеток</text:p>
          </table:table-cell>
          <table:table-cell table:style-name="ce2" office:value-type="string">
            <text:p>популяционная генетика</text:p>
          </table:table-cell>
          <table:table-cell office:value-type="string">
            <text:p>размножение индивидов</text:p>
          </table:table-cell>
          <table:table-cell table:number-columns-repeated="1015"/>
        </table:table-row>
        <table:table-row table:style-name="ro6">
          <table:table-cell office:value-type="string">
            <text:p>индивиды</text:p>
          </table:table-cell>
          <table:table-cell office:value-type="string">
            <text:p>институциально приемлемые индивиды</text:p>
          </table:table-cell>
          <table:table-cell office:value-type="string">
            <text:p>индивиды, обладающие личностью</text:p>
          </table:table-cell>
          <table:table-cell office:value-type="string">
            <text:p>инстикнтивные отдельностии</text:p>
          </table:table-cell>
          <table:table-cell office:value-type="string">
            <text:p>физиологические индивиды</text:p>
          </table:table-cell>
          <table:table-cell office:value-type="string">
            <text:p>Химико-генетические индивиды</text:p>
          </table:table-cell>
          <table:table-cell office:value-type="string">
            <text:p>клеточные индивиды (отдельные клетки)</text:p>
          </table:table-cell>
          <table:table-cell office:value-type="string">
            <text:p>размножающиеся индивиды</text:p>
          </table:table-cell>
          <table:table-cell table:style-name="ce2" office:value-type="string">
            <text:p>генетика индивидов</text:p>
          </table:table-cell>
          <table:table-cell table:number-columns-repeated="1015"/>
        </table:table-row>
        <table:table-row table:style-name="ro7" table:number-rows-repeated="65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03.10.2009</text:date>, <text:time>11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10-03T10:42:56</meta:creation-date>
    <dc:date>2009-10-03T11:29:40</dc:date>
    <dc:creator>simon kordonsky</dc:creator>
    <meta:editing-duration>PT00H30M09S</meta:editing-duration>
    <meta:editing-cycles>2</meta:editing-cycles>
    <meta:generator>OpenOffice.org/3.0$Unix OpenOffice.org_project/300m15$Build-9379</meta:generator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